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8000000055576E0F236370B2F6A.jpg" manifest:media-type="image/jpeg"/>
  <manifest:file-entry manifest:full-path="Pictures/1000000000000EA6000007C28EBD44BD7FD49824.jpg" manifest:media-type="image/jpeg"/>
  <manifest:file-entry manifest:full-path="Pictures/10000000000003BB00000259E9F2DAD300593AFB.png" manifest:media-type="image/png"/>
  <manifest:file-entry manifest:full-path="Pictures/10000000000007900000051048F4306FA55D6545.jpg" manifest:media-type="image/jpeg"/>
  <manifest:file-entry manifest:full-path="Pictures/100000000000050000000287ABD82A88576619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7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9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pr1" style:family="presentation" style:parent-style-name="Standard-subtitle">
      <style:graphic-properties draw:fill-color="#ffffff" fo:min-height="5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60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Liberation Sans1" fo:font-size="28pt" style:font-size-asian="28pt" style:font-size-complex="28pt"/>
    </style:style>
    <style:style style:name="P7" style:family="paragraph">
      <loext:graphic-properties draw:fill="none" draw:fill-color="#ffffff"/>
      <style:paragraph-properties fo:text-align="center"/>
      <style:text-properties style:font-name="Liberation Sans1"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line-height="115%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style:font-name="Liberation Sans1" fo:font-size="40pt" style:font-size-asian="40pt" style:font-size-complex="40pt"/>
    </style:style>
    <style:style style:name="T5" style:family="text">
      <style:text-properties style:font-name="Liberation Sans1" fo:font-size="8pt" style:font-size-asian="8pt" style:font-size-complex="8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7.2cm" svg:height="5.8cm" svg:x="19.2cm" svg:y="14.2cm" presentation:class="subtitle" presentation:user-transformed="true">
          <draw:text-box draw:corner-radius="2.2cm">
            <text:p text:style-name="P1"><text:span text:style-name="T1">Marcel von Döringk</text:span></text:p>
            <text:p text:style-name="P1"><text:span text:style-name="T1">Marc Kasper</text:span></text:p>
            <text:p text:style-name="P1"><text:span text:style-name="T1">Leonid Ryvkin</text:span></text:p>
            <text:p text:style-name="P1"><text:span text:style-name="T1"/></text:p>
            <text:p text:style-name="P1"><text:span text:style-name="T1">Gruppe D</text:span></text:p>
            <text:p text:style-name="P1"><text:span text:style-name="T1">13.01.2017</text:span></text:p>
          </draw:text-box>
        </draw:frame>
        <draw:frame draw:style-name="gr1" draw:text-style-name="P4" draw:layer="layout" svg:width="21.404cm" svg:height="3.4cm" svg:x="0.396cm" svg:y="0.6cm">
          <draw:text-box>
            <text:p text:style-name="P3"><text:span text:style-name="T2">Geoloca</text:span><text:span text:style-name="T2">tion </text:span><text:span text:style-name="T3">Sniff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ktuelle Situation</text:p>
              </text:list-item>
              <text:list-item>
                <text:p>Trackingmechanismen von Smartphones</text:p>
              </text:list-item>
              <text:list-item>
                <text:p>Datenschutzbeden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Folie zum Artikel des </text:p>
            </draw:text-box>
          </draw:frame>
        </presentation:notes>
      </draw:page>
      <draw:page draw:name="page4" draw:style-name="dp5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tandard">
        <office:forms form:automatic-focus="false" form:apply-design-mode="false"/>
        <draw:frame draw:style-name="gr3" draw:text-style-name="P7" draw:layer="layout" svg:width="8.8cm" svg:height="2.987cm" svg:x="18.8cm" svg:y="0.813cm">
          <draw:text-box>
            <text:p text:style-name="P6"><text:span text:style-name="T4">GPS</text:span></text:p>
            <text:p text:style-name="P6"><text:span text:style-name="T5"/></text:p>
            <text:p text:style-name="P6"><text:span text:style-name="T6">Global Positioning </text:span><text:span text:style-name="T6">System</text:span></text:p>
          </draw:text-box>
        </draw:frame>
        <draw:frame draw:style-name="gr4" draw:text-style-name="P10" draw:layer="layout" svg:width="14.024cm" svg:height="12.212cm" svg:x="0.376cm" svg:y="4.2cm">
          <draw:text-box>
            <text:list text:style-name="L4">
              <text:list-item>
                <text:p text:style-name="P8"><text:span text:style-name="T7">24 </text:span><text:span text:style-name="T7">Satellite</text:span><text:span text:style-name="T7">n in der </text:span><text:span text:style-name="T7">Erduml</text:span><text:span text:style-name="T7">aufbahn</text:span></text:p>
              </text:list-item>
            </text:list>
            <text:list text:style-name="L5">
              <text:list-item>
                <text:p text:style-name="P8"><text:span text:style-name="T7">Position</text:span><text:span text:style-name="T7">sbestim</text:span><text:span text:style-name="T7">mung </text:span><text:span text:style-name="T7">über </text:span><text:span text:style-name="T7">Signalla</text:span><text:span text:style-name="T7">ufzeiten</text:span></text:p>
              </text:list-item>
              <text:list-item>
                <text:p text:style-name="P9"><text:span text:style-name="T7">Benötigt </text:span><text:span text:style-name="T7">4 </text:span><text:span text:style-name="T7">Satellite</text:span><text:span text:style-name="T7">n um </text:span><text:span text:style-name="T7">Zeitfehl</text:span><text:span text:style-name="T7">er </text:span><text:span text:style-name="T7">auszugl</text:span><text:span text:style-name="T7">eichen</text:span></text:p>
              </text:list-item>
              <text:list-item>
                <text:p text:style-name="P9"><text:span text:style-name="T7">5-15m </text:span><text:span text:style-name="T7">(Standa</text:span><text:span text:style-name="T7">rd) / 1-</text:span><text:span text:style-name="T7">3m</text:span></text:p>
              </text:list-item>
              <text:list-item>
                <text:p text:style-name="P8"><text:span text:style-name="T7">Datensc</text:span><text:span text:style-name="T7">hutz </text:span><text:span text:style-name="T7">liegt in </text:span><text:span text:style-name="T7">der </text:span><text:span text:style-name="T7">Empfän</text:span><text:span text:style-name="T7">gersoft</text:span><text:span text:style-name="T7">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5" draw:text-style-name="P12" draw:layer="layout" svg:width="5.679cm" svg:height="1.673cm" svg:x="8.6cm" svg:y="3.6cm">
          <draw:text-box>
            <text:p text:style-name="P11"><text:span text:style-name="T8">Tracking GSM</text:span></text:p>
            <text:p text:style-name="P11"><text:span text:style-name="T8">Bearbeitung: Mar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5" draw:text-style-name="P12" draw:layer="layout" svg:width="5.679cm" svg:height="1.673cm" svg:x="8.6cm" svg:y="3.6cm">
          <draw:text-box>
            <text:p text:style-name="P11"><text:span text:style-name="T8">Tracking Beacon</text:span></text:p>
            <text:p text:style-name="P11"><text:span text:style-name="T8">Bearbeitung: Mar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6" draw:text-style-name="P12" draw:layer="layout" svg:width="5.324cm" svg:height="1.673cm" svg:x="8.6cm" svg:y="3.6cm">
          <draw:text-box>
            <text:p text:style-name="P11"><text:span text:style-name="T8">Tracking WLAN</text:span></text:p>
            <text:p text:style-name="P11"><text:span text:style-name="T8">Bearbeitung: Le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7" draw:text-style-name="P12" draw:layer="layout" svg:width="6.17cm" svg:height="1.673cm" svg:x="8.6cm" svg:y="3.6cm">
          <draw:text-box>
            <text:p text:style-name="P11"><text:span text:style-name="T8">Datenschutz</text:span></text:p>
            <text:p text:style-name="P11"><text:span text:style-name="T8">Bearbeitung: Marc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8" draw:text-style-name="P12" draw:layer="layout" svg:width="4.549cm" svg:height="0.962cm" svg:x="12cm" svg:y="4.6cm">
          <draw:text-box>
            <text:p text:style-name="P11"><text:span text:style-name="T8">Abschlussfol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EA6000007C28EBD44BD7FD49824.jpg" xlink:type="simple" xlink:show="embed" xlink:actuate="onLoad"/>
    <draw:fill-image draw:name="Bitmap_20_2" draw:display-name="Bitmap 2" xlink:href="Pictures/10000000000003BB00000259E9F2DAD300593AFB.png" xlink:type="simple" xlink:show="embed" xlink:actuate="onLoad"/>
    <draw:fill-image draw:name="Bitmap_20_3" draw:display-name="Bitmap 3" xlink:href="Pictures/10000000000007900000051048F4306FA55D6545.jpg" xlink:type="simple" xlink:show="embed" xlink:actuate="onLoad"/>
    <draw:fill-image draw:name="Bitmap_20_5" draw:display-name="Bitmap 5" xlink:href="Pictures/100000000000050000000287ABD82A8857661971.jpg" xlink:type="simple" xlink:show="embed" xlink:actuate="onLoad"/>
    <draw:fill-image draw:name="background" xlink:href="Pictures/10000000000008000000055576E0F236370B2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</meta:initial-creator>
    <meta:creation-date>2017-01-06T18:44:23.336753992</meta:creation-date>
    <meta:editing-duration>PT1H17M13S</meta:editing-duration>
    <meta:editing-cycles>7</meta:editing-cycles>
    <dc:date>2017-01-09T00:09:25.958528619</dc:date>
    <dc:creator>marc </dc:creator>
    <meta:generator>LibreOffice/5.1.4.2$Linux_x86 LibreOffice_project/10m0$Build-2</meta:generator>
    <meta:document-statistic meta:object-count="54"/>
  </office:meta>
</office:document-meta>
</file>